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style:font-size-asian="12pt" style:font-size-complex="12pt"/>
    </style:style>
    <style:style style:name="P6"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8" style:family="paragraph" style:parent-style-name="Text_20_body">
      <style:paragraph-properties fo:margin-left="0cm" fo:margin-right="0cm" fo:margin-top="0cm" fo:margin-bottom="0cm" fo:text-indent="0cm" style:auto-text-indent="false" fo:padding="0cm" fo:border="none"/>
      <style:text-properties style:font-name="Arial" fo:font-size="12pt" style:font-size-asian="12pt" style:font-size-complex="12pt"/>
    </style:style>
    <style:style style:name="P9" style:family="paragraph" style:parent-style-name="Text_20_body">
      <style:paragraph-properties fo:margin-left="0cm" fo:margin-right="0cm" fo:margin-top="0cm" fo:margin-bottom="0cm" fo:text-indent="0cm" style:auto-text-indent="false" fo:padding="0cm" fo:border="none"/>
      <style:text-properties style:font-name="Arial" fo:font-size="12pt" fo:background-color="#ffff00" style:font-size-asian="12pt" style:font-size-complex="12p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T1" style:family="text">
      <style:text-properties style:font-name="Arial" fo:font-size="12pt" fo:letter-spacing="normal" fo:font-weight="normal" style:font-size-asian="12pt" style:font-size-complex="12pt"/>
    </style:style>
    <style:style style:name="T2" style:family="text">
      <style:text-properties style:text-position="super 58%"/>
    </style:style>
    <style:style style:name="T3"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4792">
        <text:p text:style-name="P4">DHCP</text:p>
        <text:p text:style-name="P4">Go to Desktop &gt; Protocols folder &gt; DHCP, DNS lab &gt; dhcp.pcap file</text:p>
        <text:p text:style-name="P4">You should see the following screen:</text:p>
        <text:p text:style-name="P5"> <draw:frame draw:style-name="fr1" draw:name="Grafik1" text:anchor-type="as-char" svg:width="21.167cm" svg:height="14.526cm" draw:z-index="0"><draw:image xlink:href="https://cdn1.dcbstatic.com/files/c/y/cyberint_academy_docebosaas_com/userfiles/13111/network__protocols__1_4_5_3_unit_3___dhcp__dns_lab_screenshot1.png" xlink:type="simple" xlink:show="embed" xlink:actuate="onLoad"/></draw:frame></text:p>
        <text:p text:style-name="P5"> </text:p>
        <text:p text:style-name="P4">DHCP Process</text:p>
        <text:p text:style-name="P4">Understanding the basics of a DHCP process will help you understand and remember how to configure the IP address for a host available in the DHCP pool. The DHCP server can also issue other configurations to the client that help it function on the network, such as the addresses for the Domain Name System [DNS].</text:p>
        <text:p text:style-name="P4">The DHCP request process comprises four steps:</text:p>
        <text:p text:style-name="P4">DHCP discover – The Discover packet contains the client's computer name and media access control (MAC) address so the DHCP servers can respond to it. In essence, the Discover packet says, "I'm looking for a DHCP server that can lease an IP address."<text:line-break/>DHCP offer – A DHCP server responds with an offer if it has an address available for lease. If several DHCP servers respond to the request, the client accepts the first offer it receives.<text:line-break/>DHCP request – This message basically says, "I accept your lease offer and would like an IP address."<text:line-break/><text:soft-page-break/>DHCP ack – The DHCP server whose offer was accepted responds with a "DHCP Acknowledgment" message.</text:p>
        <text:p text:style-name="P5"> </text:p>
        <text:p text:style-name="P4">What is the MAC address of the source client?</text:p>
        <text:p text:style-name="P4"/>
        <text:p text:style-name="P6">00:0c:82:01:fc:42</text:p>
        <text:p text:style-name="P6">00:0h:82:01:sc:44</text:p>
        <text:p text:style-name="P6">00:0b:82:01:fc:42<text:tab/><text:tab/><text:tab/><text:span text:style-name="T3">rigth</text:span></text:p>
        <text:p text:style-name="P6">00:0d:87:01:fc:42</text:p>
      </text:section>
      <text:section text:style-name="Sect1" text:name="4793">
        <text:p text:style-name="P2">2)</text:p>
        <text:p text:style-name="P3"><text:span text:style-name="Strong_20_Emphasis"><text:span text:style-name="T1">What is the IP address offered to the source client?</text:span></text:span></text:p>
        <text:p text:style-name="P3"><text:span text:style-name="Strong_20_Emphasis"><text:span text:style-name="T1"/></text:span></text:p>
        <text:p text:style-name="P6">192.168.0.10<text:tab/><text:tab/><text:tab/><text:tab/><text:span text:style-name="T3">rigth</text:span></text:p>
        <text:p text:style-name="P6">192.168.1.1</text:p>
        <text:p text:style-name="P6">192.168.0.3</text:p>
        <text:p text:style-name="P6">192.168.0.2</text:p>
      </text:section>
      <text:section text:style-name="Sect1" text:name="4794">
        <text:p text:style-name="P2">3)</text:p>
        <text:p text:style-name="P3"><text:span text:style-name="Strong_20_Emphasis"><text:span text:style-name="T1">What is the source port and destination port of the DHCP request packet?</text:span></text:span></text:p>
        <text:p text:style-name="P3"><text:span text:style-name="Strong_20_Emphasis"><text:span text:style-name="T1"/></text:span></text:p>
        <text:p text:style-name="P6">Source: 63, Destination: 64</text:p>
        <text:p text:style-name="P6">Source: 68, Destination: 67<text:tab/><text:tab/><text:span text:style-name="T3">rigth</text:span></text:p>
        <text:p text:style-name="P6">Source: 68, Destination: 60</text:p>
        <text:p text:style-name="P6">Source: 58, Destination: 57</text:p>
      </text:section>
      <text:section text:style-name="Sect1" text:name="4795">
        <text:p text:style-name="P2">4)</text:p>
        <text:p text:style-name="P4">DNS</text:p>
        <text:p text:style-name="P4">Go to the DHCP, DNS lab in the Protocols folder on the Dekstop and open the Google dns.pcap file</text:p>
        <text:p text:style-name="P4">On the filter tab, filter for ‘dns’:</text:p>
        <text:p text:style-name="P4">The pcap file is regarding a user who browsed to www.google.com.</text:p>
        <text:p text:style-name="P5"><text:soft-page-break/><draw:frame draw:style-name="fr1" draw:name="Grafik2" text:anchor-type="as-char" svg:width="21.167cm" svg:height="12.303cm" draw:z-index="1"><draw:image xlink:href="https://cdn1.dcbstatic.com/files/c/y/cyberint_academy_docebosaas_com/userfiles/13111/network__protocols__1_4_5_3_unit_3___dhcp__dns_lab_screenshot3.png" xlink:type="simple" xlink:show="embed" xlink:actuate="onLoad"/></draw:frame></text:p>
        <text:p text:style-name="P5"> </text:p>
        <text:p text:style-name="P3"><text:span text:style-name="Strong_20_Emphasis"><text:span text:style-name="T1">Locate the DNS query and response messages. Are these sent over UDP or TCP?</text:span></text:span></text:p>
        <text:p text:style-name="P3"><text:span text:style-name="Strong_20_Emphasis"><text:span text:style-name="T1"/></text:span></text:p>
        <text:p text:style-name="P6">UDP<text:tab/><text:tab/><text:span text:style-name="T3">rigth</text:span></text:p>
        <text:p text:style-name="P6">TCP</text:p>
      </text:section>
      <text:section text:style-name="Sect1" text:name="4796">
        <text:p text:style-name="P2">5)</text:p>
        <text:p text:style-name="P3"><text:span text:style-name="Strong_20_Emphasis"><text:span text:style-name="T1">What is the destination port for the DNS query message?</text:span></text:span></text:p>
        <text:p text:style-name="P3"><text:span text:style-name="Strong_20_Emphasis"><text:span text:style-name="T1"/></text:span></text:p>
        <text:p text:style-name="P6">53<text:tab/><text:tab/><text:tab/><text:tab/><text:span text:style-name="T3">rigth</text:span></text:p>
        <text:p text:style-name="P9">3332</text:p>
        <text:p text:style-name="P6">24</text:p>
        <text:p text:style-name="P6">3366</text:p>
      </text:section>
      <text:section text:style-name="Sect1" text:name="4797">
        <text:p text:style-name="P2">6)</text:p>
        <text:p text:style-name="P3"><text:span text:style-name="Strong_20_Emphasis"><text:span text:style-name="T1">What is the source port for the DNS response message?</text:span></text:span></text:p>
        <text:p text:style-name="P3"><text:span text:style-name="Strong_20_Emphasis"><text:span text:style-name="T1"/></text:span></text:p>
        <text:p text:style-name="P6">54</text:p>
        <text:p text:style-name="P6">3332</text:p>
        <text:p text:style-name="P6">53<text:tab/><text:tab/>rigth</text:p>
        <text:p text:style-name="P6">3366</text:p>
      </text:section>
      <text:section text:style-name="Sect1" text:name="4798">
        <text:p text:style-name="P2">7)</text:p>
        <text:p text:style-name="P3"><text:span text:style-name="Strong_20_Emphasis"><text:span text:style-name="T1">To what IP address is the DNS query message sent?</text:span></text:span></text:p>
        <text:p text:style-name="P3"><text:span text:style-name="Strong_20_Emphasis"><text:span text:style-name="T1"/></text:span></text:p>
        <text:p text:style-name="P6">192.168.1.31</text:p>
        <text:p text:style-name="P6">217.37.25.5</text:p>
        <text:p text:style-name="P6">213.57.24.3</text:p>
        <text:p text:style-name="P6">213.57.22.5<text:tab/><text:tab/><text:tab/><text:tab/><text:span text:style-name="T3">rigth</text:span></text:p>
      </text:section>
      <text:section text:style-name="Sect1" text:name="4799">
        <text:p text:style-name="P2"><text:soft-page-break/>8)</text:p>
        <text:p text:style-name="P4">Examine the “answers” in the DNS response message.</text:p>
        <text:p text:style-name="P3"><text:span text:style-name="Strong_20_Emphasis"><text:span text:style-name="T1">What information is contained in each of these answers?</text:span></text:span></text:p>
        <text:p text:style-name="P3"><text:span text:style-name="Strong_20_Emphasis"><text:span text:style-name="T1"/></text:span></text:p>
        <text:p text:style-name="P6">The response DNS message contains answers including the name of the host, the type of address, the class, and the IP address<text:tab/><text:tab/><text:tab/><text:span text:style-name="T3">rigth</text:span></text:p>
        <text:p text:style-name="P6"/>
        <text:p text:style-name="P6">The response DNS message contains the name of the host, the country, the city, and port</text:p>
        <text:p text:style-name="P6"/>
        <text:p text:style-name="P6">The response DNS message contains the name of the company, the end username, and the country and city addresses</text:p>
        <text:p text:style-name="P6"/>
        <text:p text:style-name="P6">None of the above</text:p>
      </text:section>
      <text:section text:style-name="Sect1" text:name="4800">
        <text:p text:style-name="P2">9)</text:p>
        <text:p text:style-name="P4">Examine the DNS response message.</text:p>
        <text:p text:style-name="P3"><text:span text:style-name="Strong_20_Emphasis"><text:span text:style-name="T1">What Google nameservers does the response message provide?</text:span></text:span></text:p>
        <text:p text:style-name="P3"><text:span text:style-name="Strong_20_Emphasis"><text:span text:style-name="T1"/></text:span></text:p>
        <text:p text:style-name="P6">ns4.google.com</text:p>
        <text:p text:style-name="P6">ns1.google.com</text:p>
        <text:p text:style-name="P6">ns2.google.com</text:p>
        <text:p text:style-name="P6">ns3.google.com</text:p>
        <text:p text:style-name="P6">All of the above<text:tab/><text:tab/><text:tab/><text:span text:style-name="T3">right</text:span></text:p>
      </text:section>
      <text:section text:style-name="Sect1" text:name="4801">
        <text:p text:style-name="P2">10)</text:p>
        <text:p text:style-name="P3"><text:span text:style-name="Strong_20_Emphasis"><text:span text:style-name="T1">Which stage in the DHCP process is the DHCP Request Message?</text:span></text:span></text:p>
        <text:p text:style-name="P3"><text:span text:style-name="Strong_20_Emphasis"><text:span text:style-name="T1"/></text:span></text:p>
        <text:p text:style-name="P6">4th</text:p>
        <text:p text:style-name="P6">5th</text:p>
        <text:p text:style-name="P6">3<text:span text:style-name="T2">rd</text:span><text:tab/><text:tab/><text:tab/><text:span text:style-name="T3">rigth</text:span></text:p>
        <text:p text:style-name="P9">1st</text:p>
      </text:section>
      <text:section text:style-name="Sect1" text:name="4802">
        <text:p text:style-name="P2">11)</text:p>
        <text:p text:style-name="P3"><text:span text:style-name="Strong_20_Emphasis"><text:span text:style-name="T1">What is the destination IP of the DHCP Discover Message?</text:span></text:span></text:p>
        <text:p text:style-name="P3"><text:span text:style-name="Strong_20_Emphasis"><text:span text:style-name="T1"/></text:span></text:p>
        <text:p text:style-name="P6">0.0.0.0</text:p>
        <text:p text:style-name="P6">255.255.255.255<text:tab/><text:tab/><text:tab/><text:tab/><text:span text:style-name="T3">rigth</text:span></text:p>
        <text:p text:style-name="P6">192.168.0.1</text:p>
        <text:p text:style-name="P6">192.68.0.10</text:p>
      </text:section>
      <text:section text:style-name="Sect1" text:name="4803">
        <text:p text:style-name="P2">12)</text:p>
        <text:p text:style-name="P3"><text:span text:style-name="Strong_20_Emphasis"><text:span text:style-name="T1">What is the source IP of the DHCP Discover Message?</text:span></text:span></text:p>
        <text:p text:style-name="P3"><text:span text:style-name="Strong_20_Emphasis"><text:span text:style-name="T1"/></text:span></text:p>
        <text:p text:style-name="P6">255.255.255.255</text:p>
        <text:p text:style-name="P6">0.0.0.0<text:tab/><text:tab/><text:tab/><text:tab/><text:span text:style-name="T3">rigth</text:span></text:p>
        <text:p text:style-name="P6">192.68.0.10</text:p>
        <text:p text:style-name="P6">192.168.0.1</text:p>
      </text:section>
      <text:section text:style-name="Sect1" text:name="4804">
        <text:p text:style-name="P2">13)</text:p>
        <text:p text:style-name="P3"><text:span text:style-name="Strong_20_Emphasis"><text:span text:style-name="T1">Is the DHCP protocol over the TCP or UDP protocol?</text:span></text:span></text:p>
        <text:p text:style-name="P3"><text:span text:style-name="Strong_20_Emphasis"><text:span text:style-name="T1"/></text:span></text:p>
        <text:p text:style-name="P6">TCP</text:p>
        <text:p text:style-name="P6">UDP<text:tab/><text:tab/><text:tab/><text:span text:style-name="T3">rigth</text:span></text:p>
        <text:p text:style-name="P6"/>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11cm" fo:margin-bottom="1.997cm" fo:margin-left="1.164cm" fo:margin-right="1.03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16S</meta:editing-duration>
    <meta:editing-cycles>4</meta:editing-cycles>
    <meta:generator>OpenOffice/4.1.14$Win32 OpenOffice.org_project/4114m1$Build-9811</meta:generator>
    <dc:date>2023-11-14T20:25:52.10</dc:date>
    <dc:creator>kaos sevdalisi</dc:creator>
    <meta:document-statistic meta:table-count="0" meta:image-count="2" meta:object-count="0" meta:page-count="4" meta:paragraph-count="93" meta:word-count="527" meta:character-count="3080"/>
    <meta:user-defined meta:name="Info 1"/>
    <meta:user-defined meta:name="Info 2"/>
    <meta:user-defined meta:name="Info 3"/>
    <meta:user-defined meta:name="Info 4"/>
  </office:meta>
</office:document-meta>
</file>